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officeooo:rsid="0019a4fa" officeooo:paragraph-rsid="0019a4fa" fo:background-color="#ffff00" style:font-name-asian="Courier" style:font-size-asian="12pt" style:font-name-complex="Courier" style:font-size-complex="12pt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iris Jorge ParceroOsiris Jorge Parcero wH h</text:p>
      <text:p text:style-name="P3"/>
      <text:p text:style-name="P3"/>
      <text:p text:style-name="P4">FINISHED. Excution took 7.76967053142 hours.</text:p>
      <text:p text:style-name="P4">Traceback (most recent call last):</text:p>
      <text:p text:style-name="P4"><text:s text:c="2"/>File "parser.py", line 107, in &lt;module&gt;</text:p>
      <text:p text:style-name="P4"><text:s text:c="4"/>driver.close()</text:p>
      <text:p text:style-name="P4"><text:s text:c="2"/>File "/home/user/.virtualenvs/scopus/local/lib/python2.7/site-packages/selenium/webdriver/remote/webdriver.py", line 679, in close</text:p>
      <text:p text:style-name="P4"><text:s text:c="4"/>self.execute(Command.CLOSE)</text:p>
      <text:p text:style-name="P4"><text:s text:c="2"/>File "/home/user/.virtualenvs/scopus/local/lib/python2.7/site-packages/selenium/webdriver/remote/webdriver.py", line 312, in execute</text:p>
      <text:p text:style-name="P4"><text:s text:c="4"/>self.error_handler.check_response(response)</text:p>
      <text:p text:style-name="P4"><text:s text:c="2"/>File "/home/user/.virtualenvs/scopus/local/lib/python2.7/site-packages/selenium/webdriver/remote/errorhandler.py", line 242, in check_response</text:p>
      <text:p text:style-name="P4"><text:s text:c="4"/>raise exception_class(message, screen, stacktrace)</text:p>
      <text:p text:style-name="P4">selenium.common.exceptions.WebDriverException: Message: no such session</text:p>
      <text:p text:style-name="P4"><text:s text:c="2"/>(Driver info: chromedriver=2.40,platform=Linux 4.15.0-36-generic x86_6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8T11:10:25.181777940</dc:date>
    <meta:editing-duration>PT1M37S</meta:editing-duration>
    <meta:editing-cycles>2</meta:editing-cycles>
    <meta:document-statistic meta:table-count="0" meta:image-count="0" meta:object-count="0" meta:page-count="1" meta:paragraph-count="13" meta:word-count="58" meta:character-count="869" meta:non-whitespace-character-count="798"/>
  </office:meta>
</office:document-meta>
</file>